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.setDefaul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.getSubsequentParameters( String value ,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.test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.setLocal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.get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.getLoc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.getAvailable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